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" svg:font-family="LSBSymbol"/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4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fo:text-shadow="1pt 1pt" style:font-name-asian="Segoe UI1" style:font-size-asian="8.5pt" style:font-name-complex="Segoe UI1" style:font-size-complex="8.5pt"/>
    </style:style>
    <style:style style:name="P7" style:family="paragraph">
      <style:paragraph-properties fo:margin-left="0.635cm" fo:margin-right="0cm" fo:margin-top="0cm" fo:margin-bottom="0cm" fo:text-indent="-0.635cm" style:text-autospace="none"/>
      <style:text-properties fo:color="#ffffff" style:font-name="Segoe UI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8" style:family="paragraph">
      <style:paragraph-properties fo:margin-left="0.635cm" fo:margin-right="0cm" fo:margin-top="0cm" fo:margin-bottom="0cm" fo:text-indent="0cm" style:text-autospace="none"/>
      <style:text-properties fo:color="#ffffff" style:font-name="Segoe UI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9" style:family="paragraph">
      <style:paragraph-properties fo:margin-left="0.635cm" fo:margin-right="0cm" fo:margin-top="0cm" fo:margin-bottom="0cm" fo:text-indent="-0.635cm" style:text-autospace="none"/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" style:family="text">
      <style:text-properties fo:color="#ffffff" style:font-name="Segoe UI" fo:font-size="28pt" fo:text-shadow="1pt 1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ffffff" style:font-name="Segoe UI" fo:font-size="28pt" fo:text-shadow="1pt 1pt" fo:font-weight="normal" style:font-size-asian="28pt" style:font-weight-asian="normal" style:font-size-complex="28pt" style:font-weight-complex="normal"/>
    </style:style>
    <style:style style:name="T3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99ccff" style:font-name="Segoe UI1" fo:font-size="16pt" fo:text-shadow="1pt 1pt" fo:font-weight="normal" style:font-name-asian="Segoe UI1" style:font-size-asian="16pt" style:font-weight-asian="normal" style:font-name-complex="Segoe UI1" style:font-size-complex="16pt" style:font-weight-complex="normal"/>
    </style:style>
    <style:style style:name="T5" style:family="text">
      <style:text-properties fo:color="#99cc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99ccff" style:font-name="Segoe UI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8" style:family="text">
      <style:text-properties fo:color="#ffffff" style:font-name="Segoe UI" fo:font-size="32pt" fo:text-shadow="1pt 1pt" style:font-size-asian="32pt" style:font-size-complex="32pt"/>
    </style:style>
    <style:style style:name="T9" style:family="text">
      <style:text-properties fo:color="#99ccff" style:font-name="Segoe UI1" fo:font-size="16pt" fo:text-shadow="1pt 1pt" style:font-name-asian="Segoe UI1" style:font-size-asian="16pt" style:font-name-complex="Segoe UI1" style:font-size-complex="16pt"/>
    </style:style>
    <style:style style:name="T10" style:family="text">
      <style:text-properties fo:color="#99ccff" style:font-name="Segoe UI1" fo:font-size="32pt" fo:text-shadow="1pt 1pt" style:font-name-asian="Segoe UI1" style:font-size-asian="32pt" style:font-name-complex="Segoe UI1" style:font-size-complex="32pt"/>
    </style:style>
    <style:style style:name="T11" style:family="text">
      <style:text-properties fo:color="#99ccff" style:font-name="Segoe UI" fo:font-size="32pt" fo:text-shadow="1pt 1pt" style:font-size-asian="32pt" style:font-size-complex="32pt"/>
    </style:style>
    <style:style style:name="T12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2cm" svg:x="1.27cm" svg:y="1.016cm">
          <draw:text-box>
            <text:p text:style-name="P1"><text:span text:style-name="T1">Psalmody</text:span></text:p>
            <text:p text:style-name="P1"><text:span text:style-name="T2">Psalm 80:1–7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6" draw:layer="layout" svg:width="25.654cm" svg:height="6.604cm" svg:x="1.27cm" svg:y="0.762cm">
          <draw:text-box>
            <text:p text:style-name="P3"><text:span text:style-name="T4">1</text:span><text:span text:style-name="T5"> </text:span><text:span text:style-name="T6">Give ear, O Shepherd of Israel, you who lead </text:span></text:p>
            <text:p text:style-name="P4"><text:span text:style-name="T6"><text:s text:c="2"/></text:span><text:span text:style-name="T6">Joseph like a flock!</text:span><text:span text:style-name="T5"> </text:span></text:p>
            <text:p text:style-name="P5"><text:span text:style-name="T3"><text:s text:c="10"/></text:span><text:span text:style-name="T3">You who are enthroned upon the cherubim,</text:span><text:span text:style-name="T3"> </text:span></text:p>
            <text:p text:style-name="P4"><text:span text:style-name="T3"><text:s text:c="10"/></text:span><text:span text:style-name="T3">shine fo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654cm" svg:height="6.263cm" svg:x="1.27cm" svg:y="1.016cm">
          <draw:text-box>
            <text:p text:style-name="P3"><text:span text:style-name="T4">2</text:span><text:span text:style-name="T5"> </text:span><text:span text:style-name="T6">Before Ephraim and Benjamin and Manasseh,</text:span></text:p>
            <text:p text:style-name="P4"><text:span text:style-name="T3"><text:s text:c="10"/></text:span><text:span text:style-name="T3">stir up your might and come to</text:span><text:span text:style-name="T3"> save us!</text:span></text:p>
            <text:p text:style-name="P5"><text:span text:style-name="T4">3</text:span><text:span text:style-name="T5"> </text:span><text:span text:style-name="T6">Restore us, O God;</text:span></text:p>
            <text:p text:style-name="P4"><text:span text:style-name="T3"><text:s text:c="10"/></text:span><text:span text:style-name="T3">let your face shine, that we</text:span><text:span text:style-name="T3"> may be save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2" draw:layer="layout" svg:width="25.654cm" svg:height="7.766cm" svg:x="1.27cm" svg:y="1.016cm">
          <draw:text-box>
            <text:p text:style-name="P3"><text:span text:style-name="T4">4</text:span><text:span text:style-name="T5"> </text:span><text:span text:style-name="T6">O L</text:span><text:span text:style-name="T5">ORD</text:span><text:span text:style-name="T6"> God of hosts,</text:span></text:p>
            <text:p text:style-name="P4"><text:span text:style-name="T3"><text:s text:c="7"/></text:span><text:span text:style-name="T3">how long will you be angry with your</text:span><text:span text:style-name="T3"> </text:span></text:p>
            <text:p text:style-name="P4"><text:span text:style-name="T3"><text:s text:c="7"/></text:span><text:span text:style-name="T3">people’s prayers?</text:span></text:p>
            <text:p text:style-name="P5"><text:span text:style-name="T4">5</text:span><text:span text:style-name="T5"> </text:span><text:span text:style-name="T6">You have fed them with the bread of tears</text:span><text:span text:style-name="T7"> </text:span></text:p>
            <text:p text:style-name="P4"><text:span text:style-name="T3"><text:s text:c="7"/></text:span><text:span text:style-name="T3">and given them tears to drink in full</text:span><text:span text:style-name="T3"> measu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6" draw:layer="layout" svg:width="25.654cm" svg:height="8.128cm" svg:x="1.27cm" svg:y="1.016cm">
          <draw:text-box>
            <text:p text:style-name="P3"><text:span text:style-name="T4">6</text:span><text:span text:style-name="T5"> <text:s/></text:span><text:span text:style-name="T6">You make us an object of contention for our <text:s text:c="2"/></text:span></text:p>
            <text:p text:style-name="P3"><text:span text:style-name="T6"><text:s text:c="3"/></text:span><text:span text:style-name="T6">neighbors,</text:span></text:p>
            <text:p text:style-name="P4"><text:span text:style-name="T8"><text:s text:c="8"/></text:span><text:span text:style-name="T8">and our enemies laugh a</text:span><text:span text:style-name="T8">mong themselves.</text:span></text:p>
            <text:p text:style-name="P5"><text:span text:style-name="T9">7</text:span><text:span text:style-name="T10"> </text:span><text:span text:style-name="T11">Restore us, O God of hosts;</text:span></text:p>
            <text:p text:style-name="P5"><text:span text:style-name="T8"><text:s text:c="9"/></text:span><text:span text:style-name="T8">let your face shine, that we</text:span><text:span text:style-name="T8"> may be save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9" draw:layer="layout" svg:width="25.654cm" svg:height="6.604cm" svg:x="1.27cm" svg:y="1.016cm">
          <draw:text-box>
            <text:p text:style-name="P7"><text:span text:style-name="T12">C: </text:span><text:span text:style-name="T3">Glory be to the Father and to the Son and to <text:s text:c="2"/></text:span></text:p>
            <text:p text:style-name="P8"><text:span text:style-name="T3"><text:s text:c="2"/></text:span><text:span text:style-name="T3">the Holy Ghost; as it was in the beginning, is </text:span></text:p>
            <text:p text:style-name="P8"><text:span text:style-name="T3"><text:s text:c="2"/></text:span><text:span text:style-name="T3">now, and ever shall be, world without end. </text:span></text:p>
            <text:p text:style-name="P8"><text:span text:style-name="T3"><text:s text:c="2"/></text:span><text:span text:style-name="T3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SBSymbol" svg:font-family="LSBSymbol"/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20:37:39.555000000</meta:creation-date>
    <dc:title>Hymn template</dc:title>
    <meta:editing-duration>PT9M24S</meta:editing-duration>
    <meta:editing-cycles>2</meta:editing-cycles>
    <meta:generator>LibreOffice/4.3.4.1$Windows_x86 LibreOffice_project/bc356b2f991740509f321d70e4512a6a54c5f243</meta:generator>
    <meta:initial-creator>Arthur Hoch</meta:initial-creator>
    <dc:date>2014-11-25T20:59:44.654000000</dc:date>
    <dc:creator>Arthur Hoch</dc:creator>
    <meta:document-statistic meta:object-count="39"/>
    <meta:template xlink:type="simple" xlink:actuate="onRequest" xlink:title="Hymn template" xlink:href="../../AppData/Roaming/LibreOffice/4/user/template/Worship%20Templsates/Hymn%20template.otp" meta:date="2014-11-25T20:37:39.243000000"/>
  </office:meta>
</office:document-meta>
</file>